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upportedStartArgs_5f_Main" style:display-name="SupportedStartArgs_Main" style:family="table">
      <style:table-properties style:width="17.013cm" fo:margin-left="0cm" table:align="left"/>
    </style:style>
    <style:style style:name="SupportedStartArgs_5f_Main.A" style:display-name="SupportedStartArgs_Main.A" style:family="table-column">
      <style:table-column-properties style:column-width="4.392cm"/>
    </style:style>
    <style:style style:name="SupportedStartArgs_5f_Main.B" style:display-name="SupportedStartArgs_Main.B" style:family="table-column">
      <style:table-column-properties style:column-width="6.941cm"/>
    </style:style>
    <style:style style:name="SupportedStartArgs_5f_Main.C" style:display-name="SupportedStartArgs_Main.C" style:family="table-column">
      <style:table-column-properties style:column-width="5.68cm"/>
    </style:style>
    <style:style style:name="SupportedStartArgs_5f_Main.A1" style:display-name="SupportedStartArgs_Main.A1" style:family="table-cell">
      <style:table-cell-properties fo:padding="0.097cm" fo:border-left="0.05pt solid #000000" fo:border-right="none" fo:border-top="0.05pt solid #000000" fo:border-bottom="0.05pt solid #000000"/>
    </style:style>
    <style:style style:name="SupportedStartArgs_5f_Main.C1" style:display-name="SupportedStartArgs_Main.C1" style:family="table-cell">
      <style:table-cell-properties fo:padding="0.097cm" fo:border="0.05pt solid #000000"/>
    </style:style>
    <style:style style:name="SupportedStartArgs_5f_Main.A2" style:display-name="SupportedStartArgs_Main.A2" style:family="table-cell">
      <style:table-cell-properties fo:padding="0.097cm" fo:border-left="0.05pt solid #000000" fo:border-right="none" fo:border-top="none" fo:border-bottom="0.05pt solid #000000"/>
    </style:style>
    <style:style style:name="SupportedStartArgs_5f_Main.C2" style:display-name="SupportedStartArgs_Main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ccef" officeooo:paragraph-rsid="0013cce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3ccef" officeooo:paragraph-rsid="0013ccef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normal" officeooo:rsid="0013ccef" officeooo:paragraph-rsid="0013ccef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3ccef" officeooo:paragraph-rsid="0013cce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ccef" officeooo:paragraph-rsid="0013cce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7826" fo:font-size="14pt" style:text-underline-style="solid" style:text-underline-width="auto" style:text-underline-color="font-color" fo:font-weight="normal" officeooo:rsid="0013ccef" officeooo:paragraph-rsid="0013cce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7826" fo:font-size="14pt" style:text-underline-style="solid" style:text-underline-width="auto" style:text-underline-color="font-color" fo:font-weight="bold" officeooo:rsid="0013d515" officeooo:paragraph-rsid="0013d515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7826" fo:font-size="12pt" style:text-underline-style="none" fo:font-weight="normal" officeooo:rsid="0013d515" officeooo:paragraph-rsid="0013d51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3d515" officeooo:paragraph-rsid="0013d515" style:font-size-asian="10.5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13d515" officeooo:paragraph-rsid="0013d515" style:font-size-asian="10.5pt" style:font-size-complex="12pt"/>
    </style:style>
    <style:style style:name="P12" style:family="paragraph" style:parent-style-name="Table_20_Heading">
      <style:text-properties fo:font-size="12pt" officeooo:rsid="0013d515" officeooo:paragraph-rsid="0013d515" style:font-size-asian="10.5pt" style:font-size-complex="12pt"/>
    </style:style>
    <style:style style:name="P13" style:family="paragraph" style:parent-style-name="Footer">
      <style:text-properties officeooo:rsid="00154a07" officeooo:paragraph-rsid="00154a07"/>
    </style:style>
    <style:style style:name="P1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3ccef" officeooo:paragraph-rsid="0013ccef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3ccef" officeooo:paragraph-rsid="0013ccef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3ccef" officeooo:paragraph-rsid="0013ccef" fo:background-color="#dddddd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color="#000000" fo:font-size="12pt" style:text-underline-style="none" fo:font-weight="normal" officeooo:rsid="0013d515" officeooo:paragraph-rsid="0013d51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3d515" officeooo:paragraph-rsid="0013d51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54a07" officeooo:paragraph-rsid="00154a07" style:font-size-asian="10.5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color="#000000" fo:font-size="12pt" style:text-underline-style="none" fo:font-weight="normal" officeooo:rsid="00154a07" officeooo:paragraph-rsid="00154a0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3ccef" officeooo:paragraph-rsid="0013ccef" style:font-size-asian="10.5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color="#000000" fo:font-size="12pt" style:text-underline-style="none" fo:font-weight="normal" officeooo:rsid="00154a07" officeooo:paragraph-rsid="00154a07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9pt" style:text-underline-style="none" fo:font-weight="normal" officeooo:rsid="00154a07" officeooo:paragraph-rsid="00154a07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7826" fo:font-size="14pt" style:text-underline-style="solid" style:text-underline-width="auto" style:text-underline-color="font-color" fo:font-weight="normal" officeooo:rsid="0013ccef" officeooo:paragraph-rsid="00154a07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tyle="italic" officeooo:paragraph-rsid="00154a07" style:font-style-asian="italic" style:font-style-complex="italic"/>
    </style:style>
    <style:style style:name="P26" style:family="paragraph" style:parent-style-name="Standard">
      <style:text-properties fo:font-style="italic" officeooo:rsid="00154a07" officeooo:paragraph-rsid="00154a07" style:font-style-asian="italic" style:font-style-complex="italic"/>
    </style:style>
    <style:style style:name="P27" style:family="paragraph" style:parent-style-name="Standard">
      <style:paragraph-properties fo:text-align="start" style:justify-single-word="false"/>
      <style:text-properties fo:color="#ff3333" fo:font-size="12pt" style:text-underline-style="none" fo:font-weight="normal" officeooo:rsid="0013d515" officeooo:paragraph-rsid="0013d515" style:font-size-asian="10.5pt" style:font-weight-asian="normal" style:font-size-complex="12pt" style:font-weight-complex="normal"/>
    </style:style>
    <style:style style:name="T1" style:family="text">
      <style:text-properties officeooo:rsid="0013d515"/>
    </style:style>
    <style:style style:name="T2" style:family="text">
      <style:text-properties officeooo:rsid="00154a07"/>
    </style:style>
    <style:style style:name="T3" style:family="text">
      <style:text-properties fo:background-color="#cccccc" loext:char-shading-value="0"/>
    </style:style>
    <style:style style:name="T4" style:family="text">
      <style:text-properties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WServer – Administrative Guide</text:p>
      <text:p text:style-name="P3">Target server version: 0.0.0.<text:span text:style-name="T2">4</text:span> "EA-RC<text:span text:style-name="T2">4</text:span>"</text:p>
      <text:p text:style-name="P2"/>
      <text:p text:style-name="P6">1.Introduction</text:p>
      <text:p text:style-name="P2"/>
      <text:p text:style-name="P2">This document is for administrators who want to set up the software on a server.</text:p>
      <text:p text:style-name="P2">Its purpose is to document the installation process, the file structure maintained and the process of upgrading from a lower to the version listed above.</text:p>
      <text:p text:style-name="P1"/>
      <text:p text:style-name="P6">2. Installation</text:p>
      <text:p text:style-name="P5"/>
      <text:list xml:id="list4693445208910552759" text:style-name="L1">
        <text:list-item>
          <text:p text:style-name="P14">Download the servers archive</text:p>
        </text:list-item>
        <text:list-item>
          <text:p text:style-name="P14">Extract it into the desired working directory</text:p>
          <text:p text:style-name="P14">- There should be the server.jar and a "libraries" folder</text:p>
        </text:list-item>
        <text:list-item>
          <text:p text:style-name="P14">Run the server.jar</text:p>
          <text:p text:style-name="P14">Example command:</text:p>
          <text:p text:style-name="P16">"java -jar hwserver.jar --debug –log-no-trace"</text:p>
        </text:list-item>
        <text:list-item>
          <text:p text:style-name="P14">The Server should now start and also create all necessary files and directories within its working directory</text:p>
          <text:p text:style-name="P23">(Note: There's currently a bug where the server throws a JSON-Exception upon start</text:p>
          <text:p text:style-name="P23"><text:s/>– This only happens on the first start and doesn't require you to worry about it)</text:p>
        </text:list-item>
      </text:list>
      <text:p text:style-name="P2"/>
      <text:list xml:id="list495747115727747741" text:style-name="L2">
        <text:list-item>
          <text:p text:style-name="P15">The servers configuration can be customized in the corresponding file in the "conf" directory</text:p>
        </text:list-item>
        <text:list-item>
          <text:p text:style-name="P15">Configuration for groups can be found in the corresponding group folder</text:p>
        </text:list-item>
      </text:list>
      <text:p text:style-name="P2"/>
      <text:p text:style-name="P6">3. Automatically maintained directories and files</text:p>
      <text:p text:style-name="P2"/>
      <text:p text:style-name="P2">The server automatically maintains the folders containing HomeWork (identified by year names in the group folder).</text:p>
      <text:p text:style-name="P2">The server also maintains configuration files when missing keys are detected.</text:p>
      <text:p text:style-name="P2">The server may also maintain group configs to edit users in the future.</text:p>
      <text:p text:style-name="P6"/>
      <text:p text:style-name="P6">4. Upgrading from lower versions</text:p>
      <text:p text:style-name="P21"/>
      <text:list xml:id="list4708641379202856957" text:style-name="L3">
        <text:list-item>
          <text:p text:style-name="P17">Delete the "libraries" folder</text:p>
        </text:list-item>
        <text:list-item>
          <text:p text:style-name="P17">Complete <text:s/>the installation of the new <text:s/>version</text:p>
        </text:list-item>
      </text:list>
      <text:p text:style-name="P9"/>
      <text:p text:style-name="P24"><text:span text:style-name="T2">4.1 </text:span>Upgrading <text:span text:style-name="T2">since EA-RC4 (experimental)</text:span></text:p>
      <text:p text:style-name="P24"/>
      <text:p text:style-name="P19"/>
      <text:list xml:id="list6708309384950164732" text:style-name="L4">
        <text:list-header>
          <text:p text:style-name="P20">Since EA-RC4 the server comes equipped with an semi-automatic updater:</text:p>
        </text:list-header>
        <text:list-item>
          <text:p text:style-name="P20">Within the servers console run: <text:span text:style-name="T3">update</text:span></text:p>
        </text:list-item>
        <text:list-item>
          <text:p text:style-name="P20"><text:span text:style-name="T4">When the UpdateSvc downloaded the latest update run: </text:span><text:span text:style-name="T3">upgrade</text:span></text:p>
        </text:list-item>
        <text:list-item>
          <text:p text:style-name="P22">The server will copy the installer from the libraries folder, start it and closes iself.</text:p>
        </text:list-item>
        <text:list-item>
          <text:p text:style-name="P22">The installer will extract the update after waiting 10 seconds.</text:p>
        </text:list-item>
        <text:list-item>
          <text:p text:style-name="P22">When done, the installer will attempt to restart the server.</text:p>
        </text:list-item>
      </text:list>
      <text:p text:style-name="P25">Note: During this task 2 ``exec``s are performed: These execs are using ``inheritIO`` which means the upgraded instance will use the exact same Terminal-IO as the previously closed instance!</text:p>
      <text:p text:style-name="P26"><text:soft-page-break/>Under windows this can kind of break CMD.EXEs formatting but doesn't affect functionallity.</text:p>
      <text:p text:style-name="P26">Under linux this is supposed to keep ``screen`` sessions opened.</text:p>
      <text:p text:style-name="P7">Aditional information:</text:p>
      <text:p text:style-name="P8"/>
      <text:p text:style-name="P9">List of supported start arguments:</text:p>
      <table:table table:name="SupportedStartArgs_Main" table:style-name="SupportedStartArgs_5f_Main">
        <table:table-column table:style-name="SupportedStartArgs_5f_Main.A"/>
        <table:table-column table:style-name="SupportedStartArgs_5f_Main.B"/>
        <table:table-column table:style-name="SupportedStartArgs_5f_Main.C"/>
        <table:table-header-rows>
          <table:table-row>
            <table:table-cell table:style-name="SupportedStartArgs_5f_Main.A1" office:value-type="string">
              <text:p text:style-name="P12">Argument</text:p>
            </table:table-cell>
            <table:table-cell table:style-name="SupportedStartArgs_5f_Main.A1" office:value-type="string">
              <text:p text:style-name="P12">Value (type)</text:p>
            </table:table-cell>
            <table:table-cell table:style-name="SupportedStartArgs_5f_Main.C1" office:value-type="string">
              <text:p text:style-name="P12">Effect</text:p>
            </table:table-cell>
          </table:table-row>
        </table:table-header-rows>
        <table:table-row>
          <table:table-cell table:style-name="SupportedStartArgs_5f_Main.A2" office:value-type="string">
            <text:p text:style-name="P10">--<text:span text:style-name="T1">config</text:span></text:p>
          </table:table-cell>
          <table:table-cell table:style-name="SupportedStartArgs_5f_Main.A2" office:value-type="string">
            <text:p text:style-name="P11">Path to the configuration file</text:p>
          </table:table-cell>
          <table:table-cell table:style-name="SupportedStartArgs_5f_Main.C2" office:value-type="string">
            <text:p text:style-name="P11">Loads configuration from a different path</text:p>
          </table:table-cell>
        </table:table-row>
        <table:table-row>
          <table:table-cell table:style-name="SupportedStartArgs_5f_Main.A2" office:value-type="string">
            <text:p text:style-name="P10">--<text:span text:style-name="T1">debug</text:span></text:p>
          </table:table-cell>
          <table:table-cell table:style-name="SupportedStartArgs_5f_Main.A2" office:value-type="string">
            <text:p text:style-name="P11">&lt;none&gt;</text:p>
          </table:table-cell>
          <table:table-cell table:style-name="SupportedStartArgs_5f_Main.C2" office:value-type="string">
            <text:p text:style-name="P11">Enables debug mode</text:p>
            <text:p text:style-name="P11">LogLevel: Finest</text:p>
            <text:p text:style-name="P11">Trace: Enabled</text:p>
          </table:table-cell>
        </table:table-row>
        <table:table-row>
          <table:table-cell table:style-name="SupportedStartArgs_5f_Main.A2" office:value-type="string">
            <text:p text:style-name="P10">--<text:span text:style-name="T1">log-no-trace</text:span></text:p>
          </table:table-cell>
          <table:table-cell table:style-name="SupportedStartArgs_5f_Main.A2" office:value-type="string">
            <text:p text:style-name="P11">&lt;none&gt;</text:p>
          </table:table-cell>
          <table:table-cell table:style-name="SupportedStartArgs_5f_Main.C2" office:value-type="string">
            <text:p text:style-name="P11">Disables Trace information in the log</text:p>
            <text:p text:style-name="P11">Only effective with -debug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4a07" officeooo:paragraph-rsid="00154a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(C) Magnus Leßmann 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53S</meta:editing-duration>
    <meta:editing-cycles>4</meta:editing-cycles>
    <meta:generator>LibreOffice/5.0.6.3$Windows_x86 LibreOffice_project/490fc03b25318460cfc54456516ea2519c11d1aa</meta:generator>
    <dc:date>2016-09-17T18:27:10.870000000</dc:date>
    <meta:document-statistic meta:table-count="1" meta:image-count="0" meta:object-count="0" meta:page-count="2" meta:paragraph-count="52" meta:word-count="396" meta:character-count="2513" meta:non-whitespace-character-count="2181"/>
    <meta:user-defined meta:name="Info 1"/>
    <meta:user-defined meta:name="Info 2"/>
    <meta:user-defined meta:name="Info 3"/>
    <meta:user-defined meta:name="Info 4"/>
  </office:meta>
</office:document-meta>
</file>